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master-page-name="">
      <style:paragraph-properties fo:margin-left="0cm" fo:margin-right="0cm" fo:margin-top="0cm" fo:margin-bottom="0cm" fo:text-indent="0cm" style:auto-text-indent="false" style:page-number="auto"/>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1"/>
      <text:p text:style-name="P1"/>
      <text:p text:style-name="P1">Exemple : un sol martien pour une simulation (cf lenteur curiosity car non autonome) une carte de France affichable en temps réelle sur un GPS, une piste de decollage pour un simulateur de vol...</text:p>
      <text:p text:style-name="P1"/>
      <text:p text:style-name="P1">INTRODUCTION :</text:p>
      <text:p text:style-name="P1">Le rendu graphique est le procedé qui converti une scène à 3 dimensions en image à 2 dimensions.</text:p>
      <text:p text:style-name="P3"/>
      <text:p text:style-name="P2">I.1) Objet numérique</text:p>
      <text:p text:style-name="P1">Un objet numérique contient une liste de vecteurs et une liste d'indices. Chaque vecteur contient les informations d'un point de l'objet: une position (x, y, z), une couleur (r, g, b, a), un vecteur normal (nx, ny, nz)... ou tout autres paramètres utiles au rendu.</text:p>
      <text:p text:style-name="P1">Ces vecteurs sont indicés , et la liste d'indice les relient 3 par 3 afin de former le maillage triangulaire de l'objet.</text:p>
      <text:p text:style-name="P1"/>
      <text:p text:style-name="P1">Il y a différentes méthode de rendu graphique. Je ne vais en citer que deux : le lancer de rayons, et la rastérisation.</text:p>
      <text:p text:style-name="P1"/>
      <text:p text:style-name="P1">Le lancer de rayon consiste, par retour inverse de la lumière....</text:p>
      <text:p text:style-name="P1">Cette méthode consiste à simuler les lois de la lumière pour obtenir une image réaliste, mais elle est très lente.</text:p>
      <text:p text:style-name="P1">Par exemple, une seul image de Toys Story 3 prendrait 16 heures à être synthétiser sur un seul ordinateur.</text:p>
      <text:p text:style-name="P1"/>
      <text:p text:style-name="P3">II) Rasterisation</text:p>
      <text:p text:style-name="P1">La rastérisation a une approche plus mathématique, et est très largement utilisé pour faire des rendus graphiques rapides. (60 fps)</text:p>
      <text:p text:style-name="P1"/>
      <text:p text:style-name="P2">I.2) Model to World</text:p>
      <text:p text:style-name="P1">Une scène se représente sous forme d'un ensemble d'objets.</text:p>
      <text:p text:style-name="P1">La rastérisation consiste à transformer une scène virtuelle à 3 dimensions en une image à 2 dimensions (fait à partir de pixels, qui sera physiquement affiché à l'écran)</text:p>
      <text:p text:style-name="P1"/>
      <text:p text:style-name="P1">Lors de ce procédé, une première étape consiste à faire un changementd e base sur tous les vecteurs : ils passent de leur referentiel propre au referentiel de la scène.exécution parallèle sur carte graphique, des transformations via des applications matricielles (rotations, translations, mises à l'échelle) [2. section «Transformation Model to World »]</text:p>
      <text:p text:style-name="P1"/>
      <text:p text:style-name="P2">I.3) World to Screen</text:p>
      <text:p text:style-name="P1">La 2ème étape consiste ensuite à faire une projection des vecteurs de l'espace sur l'écran.</text:p>
      <text:p text:style-name="P1">La derniere étape : dessines les triangles sur l'image final</text:p>
      <text:p text:style-name="P1"/>
      <text:p text:style-name="P3">III) Eclairage</text:p>
      <text:p text:style-name="P1">Pour le lancer de rayons, le problème du calcul de la lumière était intrinsequement traité. Mais pour la rastérisation, c'est plus compliqué.</text:p>
      <text:p text:style-name="P2"/>
      <text:p text:style-name="P2">III,1) Phong shading</text:p>
      <text:p text:style-name="P3"/>
      <text:p text:style-name="P3"/>
      <text:p text:style-name="P3"/>
      <text:p text:style-name="P3"/>
      <text:p text:style-name="P3"><text:soft-page-break/></text:p>
      <text:p text:style-name="P3">IV) Heightmaps (champs de hauteur)</text:p>
      <text:p text:style-name="P2">III.1) Definition</text:p>
      <text:p text:style-name="P1">Les heightmaps (ou « champ de hauteur ») sont des champs scalaires à 2 coordonnées : a une position « (x, z) » , elle associe une hauteur « y ». On peut les representer sous forme d'image où on considère le pixel comme un vecteur de R3 (r, g b), le pixel de coordonnées (x, z) contient la hauteur norme(r, g, b).</text:p>
      <text:p text:style-name="P1"/>
      <text:p text:style-name="P2">III. 2) Calculs des normals</text:p>
      <text:p text:style-name="P1">On peut leur appliquer le modèle de Phong, il suffit de calculer les normals en tout point. En interpretant le problème sous forme de calcul différentiel, on étudie les plans tangeants en tout point.</text:p>
      <text:p text:style-name="P2"/>
      <text:p text:style-name="P2">III.3) Usage mémoire pour 1 heightmap</text:p>
      <text:p text:style-name="P1">On pose n le nombre de point sur un coté du terrain.</text:p>
      <text:p text:style-name="P1"/>
      <text:p text:style-name="P2">III.4) Optimisation :</text:p>
      <text:p text:style-name="P2">a) utilisation d'indicage</text:p>
      <text:p text:style-name="P2"/>
      <text:p text:style-name="P2">b) Decomposition en multiple heightmap :</text:p>
      <text:p text:style-name="P1">Idée : (x, z, ) déjà connu (terrain normalisé), et ny = -1,0f</text:p>
      <text:p text:style-name="P1"><text:tab/>• 7 =&gt; 4 flottants, 28 =&gt; 16 octets par vecteur</text:p>
      <text:p text:style-name="P1"><text:tab/>• un seul tableau d'indice plus petit (16x16)</text:p>
      <text:p text:style-name="P1">Matrice de translation (indice (X, Y) du terrain sur la carte) + matrice de mis à l'échelle</text:p>
      <text:p text:style-name="P2"/>
      <text:p text:style-name="P2">c) Bilan :</text:p>
      <text:p text:style-name="P1">Courbe des différentes complexités spatiales + tableau (octet / triangles)</text:p>
      <text:p text:style-name="P2"/>
      <text:p text:style-name="P2">III.5) Complexité temporelle pour le rendu graphique</text:p>
      <text:p text:style-name="P4">Nombre de triangles par secondes sur un GPU standart</text:p>
      <text:p text:style-name="P1"/>
      <text:p text:style-name="P2">III.6) Optimisation :</text:p>
      <text:p text:style-name="P1">Decomposition en multiple terrain =&gt; culling</text:p>
      <text:p text:style-name="P1">Hashage des indices pour stocker les terrains (O(1)!= O(n) listes) <text:s/></text:p>
      <text:p text:style-name="P1">Instanciation =&gt; un seul appel à parallélisé (notion « d'overhead »)</text:p>
      <text:p text:style-name="P1"/>
      <text:p text:style-name="P1">Multithreading : parralélisation. Un cœur du processeur ne s'occupe que du rendu graphique, les autres de la génération des terrains, calculs des normals...</text:p>
      <text:p text:style-name="P1"/>
      <text:p text:style-name="P1"/>
      <text:p text:style-name="P1">SOURCES :</text:p>
      <text:p text:style-name="P1">https://docs.google.com/document/d/1xHh5ntKximWz7GxLNgTwO3L6gmTUr5lQnykteuZqk7U/editv=DtfEVO9Oc3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PEREIRA</meta:initial-creator>
    <meta:creation-date>2017-05-25T19:08:38.49</meta:creation-date>
    <dc:date>2017-06-02T13:39:32.30</dc:date>
    <dc:creator>Romain PEREIRA</dc:creator>
    <meta:editing-duration>PT6H37M27S</meta:editing-duration>
    <meta:editing-cycles>146</meta:editing-cycles>
    <meta:generator>OpenOffice/4.1.3$Win32 OpenOffice.org_project/413m1$Build-9783</meta:generator>
    <meta:document-statistic meta:table-count="0" meta:image-count="0" meta:object-count="0" meta:page-count="2" meta:paragraph-count="48" meta:word-count="643" meta:character-count="3881"/>
  </office:meta>
</office:document-meta>
</file>